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001000002C3000002C3C0CE7D70.png" manifest:media-type="image/png"/>
  <manifest:file-entry manifest:full-path="Pictures/TablePreview1.svm" manifest:media-type=""/>
  <manifest:file-entry manifest:full-path="Pictures/100000010000030C000000F15BD196C1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001000002C3000002C3FC499A9B.png" manifest:media-type="image/png"/>
  <manifest:file-entry manifest:full-path="Pictures/100013C600002A7A00000968607E3B84.svg" manifest:media-type="image/svg+xml"/>
  <manifest:file-entry manifest:full-path="Pictures/1000088D000052AF000052AF57FAF6F9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19B0000005B7984E07A.png" manifest:media-type="image/png"/>
  <manifest:file-entry manifest:full-path="Pictures/100000010000030C000000F1A6BB7F27.png" manifest:media-type="image/png"/>
  <manifest:file-entry manifest:full-path="Pictures/10000001000005CA00000151E5F2577B.png" manifest:media-type="image/png"/>
  <manifest:file-entry manifest:full-path="Pictures/10000001000002C3000002C3932C4A6B.png" manifest:media-type="image/png"/>
  <manifest:file-entry manifest:full-path="Pictures/10000001000002C3000002C3A93A4283.png" manifest:media-type="image/png"/>
  <manifest:file-entry manifest:full-path="Pictures/10000366000052C9000052C969282D22.svg" manifest:media-type="image/svg+xml"/>
  <manifest:file-entry manifest:full-path="Pictures/100000010000023D000000927881224A.png" manifest:media-type="image/png"/>
  <manifest:file-entry manifest:full-path="Pictures/1000000100000B4000000708BE07AD1D.png" manifest:media-type="image/png"/>
  <manifest:file-entry manifest:full-path="Pictures/10000967000052C9000052C96D50AE9F.svg" manifest:media-type="image/svg+xml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0001000002C3000002C3DB7F50BB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xml:id="id47" draw:id="id47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48" draw:id="id48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0" draw:id="id50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9" draw:id="id49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xml:id="id51" draw:id="id51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custom-shape draw:style-name="gr6" draw:text-style-name="P1" xml:id="id56" draw:id="id5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7" draw:text-style-name="P3" xml:id="id57" draw:id="id57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58" draw:id="id58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59" draw:id="id59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onnector draw:style-name="gr8" draw:text-style-name="P1" xml:id="id53" draw:id="id53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54" draw:id="id54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55" draw:id="id55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52" draw:id="id52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60" draw:id="id60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61" text:id="id61" text:style-name="P6"><text:span text:style-name="T2">- The quick brown fox jumped over the lazy dog</text:span></text:p>
            <text:p xml:id="id62" text:id="id62" text:style-name="P7"><text:span text:style-name="T2">- 3.14</text:span></text:p>
            <text:p xml:id="id63" text:id="id63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64" draw:id="id64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65" draw:id="id65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66" draw:id="id66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67" draw:id="id67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68" draw:id="id68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69" draw:id="id69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70" draw:id="id7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71" draw:id="id71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72" draw:id="id7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73" draw:id="id73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74" draw:id="id74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75" draw:id="id75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76" draw:id="id76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77" draw:id="id77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1" draw:text-style-name="P1" xml:id="id78" draw:id="id78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26" draw:text-style-name="P24" xml:id="id79" draw:id="id79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80" draw:id="id80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26" draw:text-style-name="P24" xml:id="id81" draw:id="id81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82" draw:id="id82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83" draw:id="id83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87" draw:id="id87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88" draw:id="id88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89" draw:id="id89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84" draw:id="id84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85" draw:id="id85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86" draw:id="id86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90" draw:id="id90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1" draw:text-style-name="P1" xml:id="id91" draw:id="id91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1" draw:text-style-name="P1" xml:id="id92" draw:id="id92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31" draw:text-style-name="P1" xml:id="id93" draw:id="id93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94" draw:id="id94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95" text:id="id95" text:style-name="P19"><text:span text:style-name="T10">Number of shards = 2</text:span></text:p>
          </draw:text-box>
        </draw:frame>
        <draw:custom-shape draw:style-name="gr32" draw:text-style-name="P1" xml:id="id98" draw:id="id98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99" draw:id="id99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00" draw:id="id100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01" draw:id="id101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frame draw:style-name="gr26" draw:text-style-name="P28" xml:id="id102" draw:id="id102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96" draw:id="id96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97" draw:id="id97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03" draw:id="id103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04" draw:id="id104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05" draw:id="id105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06" draw:id="id106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07" draw:id="id107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frame draw:style-name="gr26" draw:text-style-name="P28" xml:id="id108" draw:id="id108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11" draw:id="id111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12" draw:id="id112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13" draw:id="id113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g draw:style-name="gr33" xml:id="id114" draw:id="id114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93A4283.png" xlink:type="simple" xlink:show="embed" xlink:actuate="onLoad" draw:mime-type="image/png"/>
          </draw:frame>
        </draw:g>
        <draw:frame draw:style-name="gr26" draw:text-style-name="P28" xml:id="id115" draw:id="id115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09" draw:id="id109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10" draw:id="id110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16" draw:id="id116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26" draw:id="id126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27" draw:id="id127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17" draw:id="id117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41" draw:text-style-name="P36" xml:id="id118" draw:id="id118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19" draw:id="id119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20" draw:id="id120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21" draw:id="id121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22" draw:id="id122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23" draw:id="id123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24" draw:id="id124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28" draw:id="id128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48" draw:text-style-name="P32" xml:id="id125" draw:id="id125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29" draw:id="id129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30" draw:id="id130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49" draw:text-style-name="P39" xml:id="id131" draw:id="id131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32" draw:id="id132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33" draw:id="id133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35" draw:id="id135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49" draw:text-style-name="P39" xml:id="id136" draw:id="id136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40" draw:id="id14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37" draw:id="id137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38" draw:id="id138" draw:layer="layout" svg:width="3.319cm" svg:height="1.563cm" svg:x="20.09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41" text:id="id141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39" text:id="id139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34" text:id="id134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42" draw:id="id142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frame draw:style-name="gr49" draw:text-style-name="P39" xml:id="id143" draw:id="id143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44" draw:id="id144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45" draw:id="id145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46" draw:id="id146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DB7F50BB.png" xlink:type="simple" xlink:show="embed" xlink:actuate="onLoad" draw:mime-type="image/png"/>
        </draw:frame>
        <draw:frame draw:style-name="gr49" draw:text-style-name="P39" xml:id="id147" draw:id="id147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50" draw:id="id15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148" draw:id="id148" draw:layer="layout" svg:width="3.319cm" svg:height="1.563cm" svg:x="20.09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151" draw:id="id151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149" draw:id="id149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152" text:id="id152" text:style-name="P34"><text:span text:style-name="T18">Binary</text:span></text:p>
                <text:list>
                  <text:list-item>
                    <text:p xml:id="id153" text:id="id153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154" text:id="id154" text:style-name="P34"><text:span text:style-name="T10">Is not searchable and is not stored.</text:span></text:p>
                  </text:list-item>
                  <text:list-item>
                    <text:p xml:id="id155" text:id="id155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156" draw:id="id156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157" draw:id="id157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159" draw:id="id159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158" draw:id="id158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160" draw:id="id160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161" draw:id="id161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162" text:id="id162" text:style-name="P34"><text:span text:style-name="T18">Boolean </text:span><text:span text:style-name="T16">(True / False)</text:span></text:p>
              </text:list-item>
              <text:list-item>
                <text:p xml:id="id163" text:id="id163" text:style-name="P34"><text:span text:style-name="T18">Numbers </text:span><text:span text:style-name="T16">(long, integer, byte, short, etc)</text:span></text:p>
              </text:list-item>
              <text:list-item>
                <text:p xml:id="id164" text:id="id164" text:style-name="P34"><text:span text:style-name="T18">Dates</text:span></text:p>
              </text:list-item>
              <text:list-item>
                <text:p xml:id="id165" text:id="id165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166" text:id="id166" text:style-name="P34"><text:span text:style-name="T18">Object</text:span></text:p>
              </text:list-item>
            </text:list>
          </draw:text-box>
        </draw:frame>
        <draw:frame draw:style-name="gr1" draw:text-style-name="P1" xml:id="id167" draw:id="id167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30" draw:text-style-name="P30" xml:id="id168" draw:id="id168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169" text:id="id169" text:style-name="P19"><text:span text:style-name="T22">{</text:span></text:p>
            <text:p xml:id="id170" text:id="id170" text:style-name="P19"><text:span text:style-name="T22"><text:s text:c="4"/></text:span><text:span text:style-name="T22">"region": "US",</text:span></text:p>
            <text:p xml:id="id171" text:id="id171" text:style-name="P19"><text:span text:style-name="T22"><text:s text:c="4"/></text:span><text:span text:style-name="T22">"manager": {</text:span></text:p>
            <text:p xml:id="id172" text:id="id172" text:style-name="P19"><text:span text:style-name="T22"><text:s text:c="8"/></text:span><text:span text:style-name="T22">"age": 30,</text:span></text:p>
            <text:p xml:id="id173" text:id="id173" text:style-name="P19"><text:span text:style-name="T22"><text:s text:c="8"/></text:span><text:span text:style-name="T22">"name": {</text:span></text:p>
            <text:p xml:id="id174" text:id="id174" text:style-name="P19"><text:span text:style-name="T22"><text:s text:c="12"/></text:span><text:span text:style-name="T22">"first": "John",</text:span></text:p>
            <text:p xml:id="id175" text:id="id175" text:style-name="P19"><text:span text:style-name="T22"><text:s text:c="12"/></text:span><text:span text:style-name="T22">"last": "Smith"</text:span></text:p>
            <text:p xml:id="id176" text:id="id176" text:style-name="P19"><text:span text:style-name="T22"><text:s text:c="8"/></text:span><text:span text:style-name="T22">}</text:span></text:p>
            <text:p xml:id="id177" text:id="id177" text:style-name="P19"><text:span text:style-name="T22"><text:s text:c="4"/></text:span><text:span text:style-name="T22">}</text:span></text:p>
            <text:p xml:id="id178" text:id="id178" text:style-name="P45"><text:span text:style-name="T22">}</text:span></text:p>
          </draw:text-box>
        </draw:frame>
        <draw:custom-shape draw:style-name="gr69" draw:text-style-name="P32" xml:id="id179" draw:id="id179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181" text:id="id181" text:style-name="P19"><text:span text:style-name="T22">{</text:span></text:p>
            <text:p xml:id="id182" text:id="id182" text:style-name="P19"><text:span text:style-name="T23"><text:s text:c="4"/></text:span><text:span text:style-name="T23">"region</text:span><text:span text:style-name="T22">": "US",</text:span></text:p>
            <text:p xml:id="id183" text:id="id183" text:style-name="P19"><text:span text:style-name="T22"><text:s text:c="4"/></text:span><text:span text:style-name="T22">"manager.age": 30,</text:span></text:p>
            <text:p xml:id="id184" text:id="id184" text:style-name="P19"><text:span text:style-name="T22"><text:s text:c="4"/></text:span><text:span text:style-name="T22">"manager.name.first": "John",</text:span></text:p>
            <text:p xml:id="id185" text:id="id185" text:style-name="P19"><text:span text:style-name="T22"><text:s text:c="4"/></text:span><text:span text:style-name="T22">"manager.name.last": "Smith"</text:span></text:p>
            <text:p xml:id="id186" text:id="id186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180" text:id="id180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187" text:id="id187" text:style-name="P34"><text:span text:style-name="T18">Flattened</text:span></text:p>
                <text:list>
                  <text:list-item>
                    <text:p xml:id="id188" text:id="id188" text:style-name="P34"><text:span text:style-name="T16">Efficient for deeply nested JSON objects.</text:span></text:p>
                  </text:list-item>
                  <text:list-item>
                    <text:p xml:id="id189" text:id="id189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190" text:id="id190" text:style-name="P34"><text:span text:style-name="T18">Nested</text:span></text:p>
                <text:list>
                  <text:list-item>
                    <text:p xml:id="id191" text:id="id191" text:style-name="P34"><text:span text:style-name="T16">Cases where you have array of objects.</text:span></text:p>
                  </text:list-item>
                  <text:list-item>
                    <text:p xml:id="id192" text:id="id192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93" draw:id="id193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30" draw:text-style-name="P30" xml:id="id194" draw:id="id194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195" text:id="id195" text:style-name="P19"><text:span text:style-name="T24">{</text:span></text:p>
            <text:p xml:id="id196" text:id="id196" text:style-name="P19"><text:span text:style-name="T24"><text:s text:c="2"/></text:span><text:span text:style-name="T24">"group": "fans",</text:span></text:p>
            <text:p xml:id="id197" text:id="id197" text:style-name="P19"><text:span text:style-name="T24"><text:s text:c="2"/></text:span><text:span text:style-name="T24">"user": [</text:span></text:p>
            <text:p xml:id="id198" text:id="id198" text:style-name="P19"><text:span text:style-name="T24"><text:s text:c="6"/></text:span><text:span text:style-name="T24">{</text:span></text:p>
            <text:p xml:id="id199" text:id="id199" text:style-name="P19"><text:span text:style-name="T24"><text:s text:c="10"/></text:span><text:span text:style-name="T24">"first": "John",</text:span></text:p>
            <text:p xml:id="id200" text:id="id200" text:style-name="P19"><text:span text:style-name="T24"><text:s text:c="10"/></text:span><text:span text:style-name="T24">"last": "Smith"</text:span></text:p>
            <text:p xml:id="id201" text:id="id201" text:style-name="P19"><text:span text:style-name="T24"><text:s text:c="6"/></text:span><text:span text:style-name="T24">},</text:span></text:p>
            <text:p xml:id="id202" text:id="id202" text:style-name="P19"><text:span text:style-name="T24"><text:s text:c="6"/></text:span><text:span text:style-name="T24">{</text:span></text:p>
            <text:p xml:id="id203" text:id="id203" text:style-name="P19"><text:span text:style-name="T24"><text:s text:c="10"/></text:span><text:span text:style-name="T24">"first": "Alice",</text:span></text:p>
            <text:p xml:id="id204" text:id="id204" text:style-name="P19"><text:span text:style-name="T24"><text:s text:c="10"/></text:span><text:span text:style-name="T24">"last": "White"</text:span></text:p>
            <text:p xml:id="id205" text:id="id205" text:style-name="P19"><text:span text:style-name="T24"><text:s text:c="6"/></text:span><text:span text:style-name="T24">}</text:span></text:p>
            <text:p xml:id="id206" text:id="id206" text:style-name="P19"><text:span text:style-name="T24"><text:s text:c="2"/></text:span><text:span text:style-name="T24">]</text:span></text:p>
            <text:p xml:id="id207" text:id="id207" text:style-name="P19"><text:span text:style-name="T24">}</text:span></text:p>
          </draw:text-box>
        </draw:frame>
        <draw:custom-shape draw:style-name="gr69" draw:text-style-name="P32" xml:id="id208" draw:id="id208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09" draw:id="id209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15" draw:id="id215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16" draw:id="id216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10" text:id="id210" text:style-name="P19"><text:span text:style-name="T24">{</text:span></text:p>
            <text:p xml:id="id211" text:id="id211" text:style-name="P19"><text:span text:style-name="T24"><text:s text:c="2"/></text:span><text:span text:style-name="T24">"group" : "fans",</text:span></text:p>
            <text:p xml:id="id212" text:id="id212" text:style-name="P19"><text:span text:style-name="T24"><text:s text:c="2"/></text:span><text:span text:style-name="T24">"user.first" : [ "alice", "john" ],</text:span></text:p>
            <text:p xml:id="id213" text:id="id213" text:style-name="P19"><text:span text:style-name="T24"><text:s text:c="2"/></text:span><text:span text:style-name="T24">"user.last" : <text:s/>[ "smith", "white" ]</text:span></text:p>
            <text:p xml:id="id214" text:id="id214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17" text:id="id217" text:style-name="P34"><text:span text:style-name="T18">Text</text:span></text:p>
                <text:list>
                  <text:list-item>
                    <text:p xml:id="id218" text:id="id218" text:style-name="P34"><text:span text:style-name="T16">Used for full-text content.</text:span></text:p>
                  </text:list-item>
                  <text:list-item>
                    <text:p xml:id="id219" text:id="id219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20" draw:id="id220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93A4283.png" xlink:type="simple" xlink:show="embed" xlink:actuate="onLoad" draw:mime-type="image/png"/>
        </draw:frame>
        <draw:custom-shape draw:style-name="gr83" draw:text-style-name="P36" xml:id="id221" draw:id="id221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22" draw:id="id222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23" draw:id="id223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24" draw:id="id224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25" draw:id="id225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26" draw:id="id226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27" draw:id="id227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29" draw:id="id229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30" draw:id="id230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31" text:id="id231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28" text:id="id228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32" text:id="id232" text:style-name="P34"><text:span text:style-name="T18">Completion</text:span></text:p>
              </text:list-item>
              <text:list-item>
                <text:p xml:id="id233" text:id="id233" text:style-name="P34"><text:span text:style-name="T18">Search as you type</text:span></text:p>
              </text:list-item>
              <text:list-item>
                <text:p xml:id="id234" text:id="id234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7984E07A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35" text:id="id235" text:style-name="P34"><text:span text:style-name="T18">Geo point</text:span></text:p>
              </text:list-item>
              <text:list-item>
                <text:p xml:id="id237" text:id="id237" text:style-name="P34"><text:span text:style-name="T18">Geo shape</text:span></text:p>
              </text:list-item>
              <text:list-item>
                <text:p xml:id="id241" text:id="id241" text:style-name="P34"><text:span text:style-name="T18">Point </text:span><text:span text:style-name="T16">(Cartesian point)</text:span></text:p>
              </text:list-item>
              <text:list-item>
                <text:p xml:id="id242" text:id="id242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36" draw:id="id236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238" draw:id="id238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39" draw:id="id239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40" draw:id="id240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</text:span><text:span text:style-name="T9">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7984E07A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1T21:14:22.039437419</dc:date>
    <meta:editing-duration>PT9H23M12S</meta:editing-duration>
    <meta:editing-cycles>47</meta:editing-cycles>
    <meta:generator>LibreOffice/24.2.5.2$Linux_X86_64 LibreOffice_project/420$Build-2</meta:generator>
    <meta:document-statistic meta:object-count="407"/>
  </office:meta>
</office:document-meta>
</file>